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961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5.85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4.453cm"/>
    </style:style>
    <style:style style:name="gr5" style:family="graphic" style:parent-style-name="standard">
      <style:graphic-properties draw:textarea-horizontal-align="justify" draw:textarea-vertical-align="middle" draw:auto-grow-height="false" fo:min-height="4.703cm" fo:min-width="16.391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4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7.374cm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5.85cm"/>
    </style:style>
    <style:style style:name="gr9" style:family="graphic" style:parent-style-name="standard">
      <style:graphic-properties draw:textarea-horizontal-align="justify" draw:textarea-vertical-align="middle" draw:auto-grow-height="false" fo:min-height="1.401cm" fo:min-width="9.914cm"/>
    </style:style>
    <style:style style:name="gr10" style:family="graphic" style:parent-style-name="standard">
      <style:graphic-properties draw:textarea-horizontal-align="justify" draw:textarea-vertical-align="middle" draw:auto-grow-height="false" fo:min-height="1.401cm" fo:min-width="9.406cm"/>
    </style:style>
    <style:style style:name="gr11" style:family="graphic" style:parent-style-name="standard">
      <style:graphic-properties draw:textarea-horizontal-align="justify" draw:textarea-vertical-align="middle" draw:auto-grow-height="false" fo:min-height="1.401cm" fo:min-width="7.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2.413cm" svg:x="2.778cm" svg:y="3.032cm">
          <text:p text:style-name="P1">Oper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2.778cm" svg:y="8.493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61cm" svg:height="2.413cm" svg:x="9.128cm" svg:y="3.032cm">
          <text:p text:style-name="P1">ConstraintBuilder</text:p>
          <text:p text:style-name="P1">(Work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0.525cm" svg:y="13.446cm">
          <text:p text:style-name="P1">Solver</text:p>
          <text:p text:style-name="P1">(Work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0.271cm" svg:y="7.477cm">
          <text:p text:style-name="P1">Checker</text:p>
          <text:p text:style-name="P1">(Work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0.398cm" svg:y="17.383cm">
          <text:p text:style-name="P1">Analyzer</text:p>
          <text:p text:style-name="P1">(Work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3.54cm" svg:y="17.256cm">
          <text:p text:style-name="P1">CSPEng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3.159cm" svg:y="13.192cm">
          <text:p text:style-name="P1">IO aka</text:p>
          <text:p text:style-name="P1">MetaItem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4.318cm" svg:height="2.413cm" svg:x="1.508cm" svg:y="12.938cm">
          <text:p text:style-name="P1">Sol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.508cm" svg:y="4.048cm">
          <text:p text:style-name="P1">RulesChec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.666cm" svg:y="15.499cm">
          <text:p text:style-name="P1">Analyz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.508cm" svg:y="1.381cm">
          <text:p text:style-name="P1">DumbChec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.635cm" svg:y="18.155cm">
          <text:p text:style-name="P1">Disp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.635cm" svg:y="20.939cm">
          <text:p text:style-name="P1">Crea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.635cm" svg:y="23.489cm"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.635cm" svg:y="26.146cm">
          <text:p text:style-name="P1">Wri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2.413cm" svg:x="1.508cm" svg:y="6.694cm">
          <text:p text:style-name="P1">AssignmentChec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4.335cm" svg:y="1.889cm">
          <text:p text:style-name="P1">Solution</text:p>
          <text:p text:style-name="P1">Gr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4.335cm" svg:y="5.064cm">
          <text:p text:style-name="P1">Correct</text:p>
          <text:p text:style-name="P1">Solution</text:p>
          <text:p text:style-name="P1">Gr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4.208cm" svg:y="8.112cm">
          <text:p text:style-name="P1">R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413cm" svg:x="14.208cm" svg:y="11.16cm">
          <text:p text:style-name="P1">Assignment</text:p>
          <text:p text:style-name="P1">Gri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2.413cm" svg:x="1.508cm" svg:y="9.382cm">
          <text:p text:style-name="P1">StreamChecker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1" draw:layer="layout" svg:width="16.891cm" svg:height="4.953cm" svg:x="1.635cm" svg:y="2.905cm">
          <text:p text:style-name="P1">Domain:</text:p>
          <text:p text:style-name="P1">– umi rozhodnout, jestli naka hodnota je jeji soucasti</text:p>
          <text:p text:style-name="P1">– umi vyblejt vhodnou hodnotu na zaklade vstupu</text:p>
          <text:p text:style-name="P1">– umi blejt sve hodnoty postupne bez nutnosti vstupu</text:p>
          <text:p text:style-name="P1">– umi vyblejt vsechny sve hodnoty najednou jako Se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334cm" svg:height="1.651cm" svg:x="5.445cm" svg:y="11.16cm">
          <text:p text:style-name="P1">&lt;KeyT, ValueT&gt;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874cm" svg:height="1.651cm" svg:x="4.175cm" svg:y="14.081cm">
          <text:p text:style-name="P1">&lt;KeyT, ValueT&gt;,</text:p>
          <text:p text:style-name="P1">Domain&lt;KeyT&gt;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5cm" svg:height="1.651cm" svg:x="1.508cm" svg:y="17.002cm">
          <text:p text:style-name="P1">&lt;KeyT, ValueT&gt;,</text:p>
          <text:p text:style-name="P1">Set&lt;KeyT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414cm" svg:height="1.651cm" svg:x="9.001cm" svg:y="17.002cm">
          <text:p text:style-name="P1">&lt;KeyT, ValueT&gt;,</text:p>
          <text:p text:style-name="P1">Domain&lt;KeyT&gt;, Domain&lt;ValueT&gt;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906cm" svg:height="1.651cm" svg:x="5.191cm" svg:y="20.812cm">
          <text:p text:style-name="P1">&lt;KeyT, ValueT&gt;,</text:p>
          <text:p text:style-name="P1">Map&lt;KeyT, Domain&lt;ValueT&gt;&gt;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2cm" svg:height="1.651cm" svg:x="6.292cm" svg:y="23.934cm">
          <text:p text:style-name="P1">&lt;KeyT, ValueT&gt;,</text:p>
          <text:p text:style-name="P1">Map&lt;KeyT, ValueT&gt;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8:00:09.552719122</meta:creation-date>
    <meta:editing-duration>PT5H42M54S</meta:editing-duration>
    <meta:editing-cycles>3</meta:editing-cycles>
    <meta:generator>LibreOffice/6.0.7.3$Linux_X86_64 LibreOffice_project/00m0$Build-3</meta:generator>
    <dc:date>2019-09-16T18:14:01.219152336</dc:date>
    <meta:document-statistic meta:object-count="29"/>
  </office:meta>
</office:document-meta>
</file>